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9933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TUGAS 1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ce8" office:value-type="string" calcext:value-type="string" table:number-columns-spanned="4" table:number-rows-spanned="1">
            <text:p>Klinik Keperawatan UMJ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style-name="ce9" office:value-type="string" calcext:value-type="string" table:number-columns-spanned="2" table:number-rows-spanned="1">
            <text:p>Tanggal</text:p>
          </table:table-cell>
          <table:covered-table-cell table:style-name="ce2"/>
          <table:table-cell table:style-name="ce9" office:value-type="string" calcext:value-type="string">
            <text:p>Lama</text:p>
          </table:table-cell>
          <table:table-cell table:style-name="ce9" office:value-type="string" calcext:value-type="string" table:number-columns-spanned="3" table:number-rows-spanned="1">
            <text:p>Biaya</text:p>
          </table:table-cell>
          <table:covered-table-cell table:number-columns-repeated="2" table:style-name="ce2"/>
          <table:table-cell table:style-name="ce9" office:value-type="string" calcext:value-type="string" table:number-columns-spanned="1" table:number-rows-spanned="2">
            <text:p>Total Bay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a Pasien</text:p>
          </table:table-cell>
          <table:table-cell office:value-type="string" calcext:value-type="string">
            <text:p>Kelas</text:p>
          </table:table-cell>
          <table:table-cell table:style-name="ce2" office:value-type="string" calcext:value-type="string">
            <text:p>Penanganan</text:p>
          </table:table-cell>
          <table:table-cell table:style-name="ce2" office:value-type="string" calcext:value-type="string">
            <text:p>Masuk</text:p>
          </table:table-cell>
          <table:table-cell table:style-name="ce2" office:value-type="string" calcext:value-type="string">
            <text:p>Keluar</text:p>
          </table:table-cell>
          <table:table-cell table:number-columns-repeated="2"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Rahayu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10" office:value-type="date" office:date-value="2013-01-11" calcext:value-type="date">
            <text:p>11/01/13</text:p>
          </table:table-cell>
          <table:table-cell table:style-name="ce10" office:value-type="date" office:date-value="2013-01-14" calcext:value-type="date">
            <text:p>14/01/13</text:p>
          </table:table-cell>
          <table:table-cell table:style-name="ce2" table:formula="of:=([.E6]-[.D6])" office:value-type="float" office:value="3" calcext:value-type="float">
            <text:p>3</text:p>
          </table:table-cell>
          <table:table-cell table:style-name="ce2" table:formula="of:=VLOOKUP([.B6];br;2)*3" office:value-type="float" office:value="1500000" calcext:value-type="float">
            <text:p>1500000</text:p>
          </table:table-cell>
          <table:table-cell table:style-name="ce2" table:formula="of:=VLOOKUP([.B6];bb;3)*3" office:value-type="float" office:value="300000" calcext:value-type="float">
            <text:p>300000</text:p>
          </table:table-cell>
          <table:table-cell table:style-name="ce2" table:formula="of:=VLOOKUP([.C6];aa;2)" office:value-type="float" office:value="1000000" calcext:value-type="float">
            <text:p>1000000</text:p>
          </table:table-cell>
          <table:table-cell table:style-name="ce2" table:formula="of:=([.G6]+[.H6]+[.I6])" office:value-type="float" office:value="2800000" calcext:value-type="float">
            <text:p>28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i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okter</text:p>
          </table:table-cell>
          <table:table-cell table:style-name="ce10" office:value-type="date" office:date-value="2013-01-11" calcext:value-type="date">
            <text:p>11/01/13</text:p>
          </table:table-cell>
          <table:table-cell table:style-name="ce10" office:value-type="date" office:date-value="2013-01-14" calcext:value-type="date">
            <text:p>14/01/13</text:p>
          </table:table-cell>
          <table:table-cell table:style-name="ce2" table:formula="of:=([.E7]-[.D7])" office:value-type="float" office:value="3" calcext:value-type="float">
            <text:p>3</text:p>
          </table:table-cell>
          <table:table-cell table:style-name="ce2" table:formula="of:=VLOOKUP([.B7];br;2)*3" office:value-type="float" office:value="300000" calcext:value-type="float">
            <text:p>300000</text:p>
          </table:table-cell>
          <table:table-cell table:style-name="ce2" table:formula="of:=VLOOKUP([.B7];bb;3)*3" office:value-type="float" office:value="150000" calcext:value-type="float">
            <text:p>150000</text:p>
          </table:table-cell>
          <table:table-cell table:style-name="ce2" table:formula="of:=VLOOKUP([.C7];aa;2)" office:value-type="float" office:value="1000000" calcext:value-type="float">
            <text:p>1000000</text:p>
          </table:table-cell>
          <table:table-cell table:style-name="ce2" table:formula="of:=([.G7]+[.H7]+[.I7])" office:value-type="float" office:value="1450000" calcext:value-type="float">
            <text:p>14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ri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10" office:value-type="date" office:date-value="2013-01-11" calcext:value-type="date">
            <text:p>11/01/13</text:p>
          </table:table-cell>
          <table:table-cell table:style-name="ce10" office:value-type="date" office:date-value="2013-01-14" calcext:value-type="date">
            <text:p>14/01/13</text:p>
          </table:table-cell>
          <table:table-cell table:style-name="ce2" table:formula="of:=([.E8]-[.D8])" office:value-type="float" office:value="3" calcext:value-type="float">
            <text:p>3</text:p>
          </table:table-cell>
          <table:table-cell table:style-name="ce2" table:formula="of:=VLOOKUP([.B8];br;2)*3" office:value-type="float" office:value="1800000" calcext:value-type="float">
            <text:p>1800000</text:p>
          </table:table-cell>
          <table:table-cell table:style-name="ce2" table:formula="of:=VLOOKUP([.B8];bb;3)*3" office:value-type="float" office:value="210000" calcext:value-type="float">
            <text:p>210000</text:p>
          </table:table-cell>
          <table:table-cell table:style-name="ce2" table:formula="of:=VLOOKUP([.C8];aa;2)" office:value-type="float" office:value="750000" calcext:value-type="float">
            <text:p>750000</text:p>
          </table:table-cell>
          <table:table-cell table:style-name="ce2" table:formula="of:=([.G8]+[.H8]+[.I8])" office:value-type="float" office:value="2760000" calcext:value-type="float">
            <text:p>27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idan</text:p>
          </table:table-cell>
          <table:table-cell table:style-name="ce10" office:value-type="date" office:date-value="2013-01-11" calcext:value-type="date">
            <text:p>11/01/13</text:p>
          </table:table-cell>
          <table:table-cell table:style-name="ce10" office:value-type="date" office:date-value="2013-01-14" calcext:value-type="date">
            <text:p>14/01/13</text:p>
          </table:table-cell>
          <table:table-cell table:style-name="ce2" table:formula="of:=([.E9]-[.D9])" office:value-type="float" office:value="3" calcext:value-type="float">
            <text:p>3</text:p>
          </table:table-cell>
          <table:table-cell table:style-name="ce2" table:formula="of:=VLOOKUP([.B9];br;2)*3" office:value-type="float" office:value="1500000" calcext:value-type="float">
            <text:p>1500000</text:p>
          </table:table-cell>
          <table:table-cell table:style-name="ce2" table:formula="of:=VLOOKUP([.B9];bb;3)*3" office:value-type="float" office:value="300000" calcext:value-type="float">
            <text:p>300000</text:p>
          </table:table-cell>
          <table:table-cell table:style-name="ce2" table:formula="of:=VLOOKUP([.C9];aa;2)" office:value-type="float" office:value="750000" calcext:value-type="float">
            <text:p>750000</text:p>
          </table:table-cell>
          <table:table-cell table:style-name="ce2" table:formula="of:=([.G9]+[.H9]+[.I9])" office:value-type="float" office:value="2550000" calcext:value-type="float">
            <text:p>25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h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10" office:value-type="date" office:date-value="2013-01-11" calcext:value-type="date">
            <text:p>11/01/13</text:p>
          </table:table-cell>
          <table:table-cell table:style-name="ce10" office:value-type="date" office:date-value="2013-01-14" calcext:value-type="date">
            <text:p>14/01/13</text:p>
          </table:table-cell>
          <table:table-cell table:style-name="ce2" table:formula="of:=([.E10]-[.D10])" office:value-type="float" office:value="3" calcext:value-type="float">
            <text:p>3</text:p>
          </table:table-cell>
          <table:table-cell table:style-name="ce2" table:formula="of:=VLOOKUP([.B10];br;2)*3" office:value-type="float" office:value="1800000" calcext:value-type="float">
            <text:p>1800000</text:p>
          </table:table-cell>
          <table:table-cell table:style-name="ce2" table:formula="of:=VLOOKUP([.B10];bb;3)*3" office:value-type="float" office:value="210000" calcext:value-type="float">
            <text:p>210000</text:p>
          </table:table-cell>
          <table:table-cell table:style-name="ce2" table:formula="of:=VLOOKUP([.C10];aa;2)" office:value-type="float" office:value="750000" calcext:value-type="float">
            <text:p>750000</text:p>
          </table:table-cell>
          <table:table-cell table:style-name="ce2" table:formula="of:=([.G10]+[.H10]+[.I10])" office:value-type="float" office:value="2760000" calcext:value-type="float">
            <text:p>276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2"/>
          <table:table-cell table:number-columns-repeated="9"/>
        </table:table-row>
        <table:table-row table:style-name="ro1">
          <table:table-cell office:value-type="string" calcext:value-type="string">
            <text:p>Total Bayar :</text:p>
          </table:table-cell>
          <table:table-cell table:formula="of:=SUM([.J6:.J10])" office:value-type="float" office:value="12320000" calcext:value-type="float">
            <text:p>12320000</text:p>
          </table:table-cell>
          <table:table-cell/>
          <table:table-cell table:style-name="ce2" office:value-type="string" calcext:value-type="string">
            <text:p>Biaya</text:p>
          </table:table-cell>
          <table:table-cell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Biaya Terendah</text:p>
          </table:table-cell>
          <table:table-cell table:formula="of:=MIN([.J6:.J10])" office:value-type="float" office:value="1450000" calcext:value-type="float">
            <text:p>1450000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Biaya Tertinggi</text:p>
          </table:table-cell>
          <table:table-cell table:formula="of:=MAX([.J6:.J10])" office:value-type="float" office:value="2800000" calcext:value-type="float">
            <text:p>2800000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70000" calcext:value-type="float">
            <text:p>700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C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mlah Kelas A</text:p>
          </table:table-cell>
          <table:table-cell table:formula="of:=COUNTIF([.B6:.B10];&quot;A&quot;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mlah Kelas B</text:p>
          </table:table-cell>
          <table:table-cell table:formula="of:=COUNTIF([.B7:.B11];&quot;B&quot;)" office:value-type="float" office:value="2" calcext:value-type="float">
            <text:p>2</text:p>
          </table:table-cell>
          <table:table-cell/>
          <table:table-cell table:style-name="ce9" office:value-type="string" calcext:value-type="string" table:number-columns-spanned="2" table:number-rows-spanned="1">
            <text:p>Biaya Persalinan</text:p>
          </table:table-cell>
          <table:covered-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Jumlah Kelas C</text:p>
          </table:table-cell>
          <table:table-cell table:formula="of:=COUNTIF([.B6:.B10];&quot;C&quot;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okter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Bidan</text:p>
          </table:table-cell>
          <table:table-cell table:style-name="ce2" office:value-type="float" office:value="750000" calcext:value-type="float">
            <text:p>75000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table:number-columns-repeated="15"/>
        </table:table-row>
        <table:table-row table:style-name="ro1">
          <table:table-cell table:style-name="ce4" office:value-type="string" calcext:value-type="string">
            <text:p>TUGAS 2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5" office:value-type="string" calcext:value-type="string" table:number-columns-spanned="3" table:number-rows-spanned="1">
            <text:p>A</text:p>
          </table:table-cell>
          <table:covered-table-cell table:style-name="ce7"/>
          <table:covered-table-cell/>
          <table:table-cell/>
          <table:table-cell table:style-name="ce5" office:value-type="string" calcext:value-type="string" table:number-columns-spanned="2" table:number-rows-spanned="1">
            <text:p>B</text:p>
          </table:table-cell>
          <table:covered-table-cell table:style-name="ce11"/>
          <table:table-cell/>
          <table:table-cell table:style-name="ce5" office:value-type="string" calcext:value-type="string" table:number-columns-spanned="2" table:number-rows-spanned="1">
            <text:p>A*B</text:p>
          </table:table-cell>
          <table:covered-table-cell table:style-name="ce11"/>
          <table:table-cell table:number-columns-repeated="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number-columns-repeated="2" table:style-name="ce6" office:value-type="float" office:value="5" calcext:value-type="float">
            <text:p>5</text:p>
          </table:table-cell>
          <table:table-cell/>
          <table:table-cell table:style-name="ce6" table:formula="of:=([.A27]*[.E27])+([.B27]*[.E28])+([.C27]*[.E29])" office:value-type="float" office:value="19" calcext:value-type="float">
            <text:p>19</text:p>
          </table:table-cell>
          <table:table-cell table:style-name="ce6" table:formula="of:=([.A27]*[.F27])+([.B27]+[.F28])+([.C27]*[.F29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number-columns-repeated="2" table:style-name="ce6" office:value-type="float" office:value="2" calcext:value-type="float">
            <text:p>2</text:p>
          </table:table-cell>
          <table:table-cell/>
          <table:table-cell table:style-name="ce6" table:formula="of:=([.A28]*[.E27])+([.B28]*[.E28])+([.C28]*[.E29])" office:value-type="float" office:value="14" calcext:value-type="float">
            <text:p>14</text:p>
          </table:table-cell>
          <table:table-cell table:style-name="ce6" table:formula="of:=([.A28]*[.F27])+([.B28]+[.F28])+([.C28]*[.F29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"/>
        </table:table-row>
      </table:table>
      <table:named-expressions>
        <table:named-range table:name="aa" table:base-cell-address="$Sheet1.$D$20" table:cell-range-address="$Sheet1.$D$20:.$E$21"/>
        <table:named-range table:name="bb" table:base-cell-address="$Sheet1.$D$15" table:cell-range-address="$Sheet1.$D$15:.$F$17"/>
        <table:named-range table:name="br" table:base-cell-address="$Sheet1.$D$15" table:cell-range-address="$Sheet1.$D$15:.$F$17"/>
        <table:named-range table:name="dd" table:base-cell-address="$Sheet1.$B$6" table:cell-range-address="$Sheet1.$B$6: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7:23:32.5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-10 </meta:initial-creator>
    <meta:creation-date>2016-12-11T16:10:36.376155335</meta:creation-date>
    <dc:date>2016-12-16T17:27:02.239000000</dc:date>
    <meta:editing-duration>PT1H16M40S</meta:editing-duration>
    <meta:editing-cycles>4</meta:editing-cycles>
    <meta:generator>LibreOffice/5.2.3.3$Windows_x86 LibreOffice_project/d54a8868f08a7b39642414cf2c8ef2f228f780cf</meta:generator>
    <meta:document-statistic meta:table-count="1" meta:cell-count="115" meta:object-count="0"/>
  </office:meta>
</office:document-meta>
</file>